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fo:color="#000000" loext:opacity="100%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text-properties fo:font-size="6pt" style:font-size-asian="5.25pt" style:font-size-complex="6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color="#333333" loext:opacity="100%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loext:opacity="100%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loext:opacity="100%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fo:color="#333333" loext:opacity="100%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style="normal" fo:font-weight="normal" officeooo:paragraph-rsid="024458a0" fo:background-color="transparent" style:font-name-asian="Calibri1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8pt" fo:font-style="normal" fo:font-weight="normal" officeooo:paragraph-rsid="023ddd2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loext:opacity="0%" fo:language="it" fo:country="IT"/>
    </style:style>
    <style:style style:name="T12" style:family="text">
      <style:text-properties style:use-window-font-color="true" loext:opacity="0%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loext:opacity="0%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loext:opacity="100%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loext:opacity="100%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loext:opacity="100%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loext:opacity="100%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7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1" draw:name="image: asimage(img_gray(line.product_id and line.product_id.image_medium),None,1.1,1.1,'cm')" text:anchor-type="as-char" svg:width="1.101cm" svg:height="1.101cm" draw:z-index="1"><draw:text-box><text:p text:style-name="Frame_20_contents"/></draw:text-box></draw:frame></text:span></text:span></text:p>
          </table:table-cell>
          <table:table-cell table:style-name="Table3.D9" office:value-type="string">
            <text:p text:style-name="P98"><text:span text:style-name="Strong_20_Emphasis"><text:span text:style-name="T23"><text:placeholder text:placeholder-type="text">&lt;if test="line.product_id"&gt;</text:placeholder></text:span></text:span></text:p>
            <text:p text:style-name="P99"><text:span text:style-name="Strong_20_Emphasis"><text:span text:style-name="T25"><draw:frame draw:style-name="fr1" draw:name="image: asimage(line.product_id.att_image,None,1.1,1.1,'cm')" text:anchor-type="as-char" svg:width="1.101cm" svg:height="1.101cm" draw:z-index="2"><draw:text-box><text:p text:style-name="Frame_20_contents"/></draw:text-box></draw:frame></text:span></text:span></text:p>
            <text:p text:style-name="P99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6"><draw:frame draw:style-name="fr1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7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<text:s/>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2"><text:placeholder text:placeholder-type="text">&lt;o.note or ''&gt;</text:placeholder></text:p>
      <text:p text:style-name="P101"><text:placeholder text:placeholder-type="text">&lt;o.transportation_reason_id and o.transportation_reason_id.note or ''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loext:opacity="100%" fo:letter-spacing="0.007cm" fo:font-weight="bold" style:font-weight-asian="bold" style:font-size-complex="8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" style:family="paragraph" style:parent-style-name="Standard">
      <style:text-properties fo:font-size="4pt" style:font-size-asian="3.5pt" style:font-size-complex="4pt"/>
    </style:style>
    <style:style style:name="MP4" style:family="paragraph" style:parent-style-name="Standard">
      <style:text-properties fo:font-size="6pt" style:font-size-asian="5.25pt" style:font-size-complex="6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3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loext:opacity="0%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loext:opacity="0%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/>
      <style:text-properties style:use-window-font-color="true" loext:opacity="0%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loext:opacity="100%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loext:opacity="100%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text-properties fo:color="#333333" loext:opacity="100%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text-autospace="none"/>
      <style:text-properties style:use-window-font-color="true" loext:opacity="0%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loext:opacity="0%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loext:opacity="0%" fo:language="it" fo:country="IT"/>
    </style:style>
    <style:style style:name="MT10" style:family="text">
      <style:text-properties fo:color="#333333" loext:opacity="100%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loext:opacity="100%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loext:opacity="0%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loext:opacity="0%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loext:opacity="100%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loext:opacity="100%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 loext:opacity="100%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style style:name="Mdp1" style:family="drawing-page">
      <style:drawing-page-properties draw:fill="none" draw:fill-color="#cfe7f5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5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4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1"/>
            </table:table-cell>
            <table:table-cell table:style-name="Table4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13"><text:page-number text:select-page="current">0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6"><text:span text:style-name="MT4"><text:placeholder text:placeholder-type="text">&lt;get_label(o,'partner_shipping_id')&gt;</text:placeholder></text:span><text:span text:style-name="MT5">:</text:span></text:p>
              <text:p text:style-name="MP17"><text:placeholder text:placeholder-type="text">&lt;o.partner_shipping_id.title&gt;</text:placeholder></text:p>
              <text:p text:style-name="MP18"><text:placeholder text:placeholder-type="text">&lt;o.partner_shipping_id.name or ''&gt;</text:placeholder></text:p>
              <text:p text:style-name="MP19"><text:placeholder text:placeholder-type="text">&lt;o.partner_shipping_id.street or ''&gt;</text:placeholder><text:s/><text:placeholder text:placeholder-type="text">&lt;o.partner_shipping_id.street2 or ''&gt;</text:placeholder></text:p>
              <text:p text:style-name="MP20"><text:span text:style-name="MT6"><text:placeholder text:placeholder-type="text">&lt;o.partner_shipping_id.zip or ''&gt;</text:placeholder></text:span><text:span text:style-name="MT6"><text:s text:c="2"/></text:span><text:span text:style-name="MT6"><text:placeholder text:placeholder-type="text">&lt;o.partner_shipping_id.city or ''&gt;</text:placeholder></text:span><text:span text:style-name="MT6"><text:s/>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<text:s/>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"/>
        <text:p text:style-name="MP2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5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ddt_number or ''&gt;</text:placeholder></text:p>
            </table:table-cell>
            <table:table-cell table:style-name="Table8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11"/>
            </table:table-cell>
            <table:table-cell table:style-name="Table8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13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21"/>
            </table:table-cell>
            <table:covered-table-cell/>
            <table:covered-table-cell/>
          </table:table-row>
        </table:table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2"><text:span text:style-name="MT7"><text:placeholder text:placeholder-type="text">&lt;get_label(o,'partner_invoice_id')&gt;</text:placeholder></text:span><text:span text:style-name="MT8">: </text:span></text:p>
              <text:p text:style-name="MP23"><text:placeholder text:placeholder-type="text">&lt;o.partner_invoice_id.title&gt;</text:placeholder></text:p>
              <text:p text:style-name="MP22"><text:placeholder text:placeholder-type="text">&lt;o.partner_invoice_id.name or ''&gt;</text:placeholder></text:p>
              <text:p text:style-name="MP24"><text:placeholder text:placeholder-type="text">&lt;o.partner_invoice_id.street or ''&gt;</text:placeholder><text:s/><text:placeholder text:placeholder-type="text">&lt;o.partner_invoice_id.street2 or ''&gt;</text:placeholder></text:p>
              <text:p text:style-name="MP25"><text:span text:style-name="MT9"><text:placeholder text:placeholder-type="text">&lt;o.partner_invoice_id.zip or ''&gt;</text:placeholder></text:span><text:span text:style-name="MT9"><text:s text:c="2"/></text:span><text:span text:style-name="MT9"><text:placeholder text:placeholder-type="text">&lt;o.partner_invoice_id.city or ''&gt;</text:placeholder></text:span><text:span text:style-name="MT9"><text:s/></text:span><text:span text:style-name="MT9"><text:placeholder text:placeholder-type="text">&lt;o.partner_invoice_id.state_id and ('(' + o.partner_invoice_id.state_id.code +')') or ''&gt;</text:placeholder></text:span><text:span text:style-name="MT9"><text:s/></text:span><text:span text:style-name="MT9"><text:placeholder text:placeholder-type="text">&lt;o.partner_invoice_id.country_id and o.partner_invoice_id.country_id.name or ''&gt;</text:placeholder></text:span></text:p>
              <text:p text:style-name="MP26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6"><text:span text:style-name="MT11">@<text:tab/>: </text:span><text:span text:style-name="MT6"><text:placeholder text:placeholder-type="text">&lt;o.partner_invoice_id.email&gt;</text:placeholder></text:span></text:p>
              <text:p text:style-name="MP27"><text:placeholder text:placeholder-type="text">&lt;if test="o.partner_id.fiscalcode"&gt;</text:placeholder></text:p>
              <text:p text:style-name="MP28"><text:span text:style-name="MT12">C.F.<text:tab/>: </text:span><text:span text:style-name="MT6"><text:placeholder text:placeholder-type="text">&lt;o.partner_id.fiscalcode or ''&gt;</text:placeholder></text:span></text:p>
              <text:p text:style-name="MP29"><text:placeholder text:placeholder-type="text">&lt;/if&gt;</text:placeholder></text:p>
              <text:p text:style-name="MP30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31"/>
              <text:p text:style-name="MP32"><text:span text:style-name="MT4"><text:placeholder text:placeholder-type="text">&lt;get_label(o,'partner_shipping_id')&gt;</text:placeholder></text:span><text:span text:style-name="MT5">:</text:span></text:p>
              <text:p text:style-name="MP33"><text:placeholder text:placeholder-type="text">&lt;o.partner_shipping_id.title&gt;</text:placeholder></text:p>
              <text:p text:style-name="MP34"><text:placeholder text:placeholder-type="text">&lt;o.partner_shipping_id.name or ''&gt;</text:placeholder></text:p>
              <text:p text:style-name="MP24"><text:placeholder text:placeholder-type="text">&lt;o.partner_shipping_id.street or ''&gt;</text:placeholder><text:s/><text:placeholder text:placeholder-type="text">&lt;o.partner_shipping_id.street2 or ''&gt;</text:placeholder></text:p>
              <text:p text:style-name="MP35"><text:placeholder text:placeholder-type="text">&lt;o.partner_shipping_id.zip or ''&gt;</text:placeholder><text:s text:c="2"/><text:placeholder text:placeholder-type="text">&lt;o.partner_shipping_id.city or ''&gt;</text:placeholder><text:s/>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<text:s/><text:placeholder text:placeholder-type="text">&lt;o.partner_shipping_id.country_id and o.partner_shipping_id.country_id.name or ''&gt;</text:placeholder></text:p>
              <text:p text:style-name="MP36"/>
              <text:p text:style-name="MP37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7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2"/>
      </style:header-first>
      <style:footer>
        <text:p text:style-name="MP3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 table:style-name="TableLine94234546395808"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volume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weight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net_weight').lower(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0"/>
            </table:table-cell>
            <table:table-cell table:style-name="Table6.A1" office:value-type="string">
              <text:p text:style-name="MP41"><text:placeholder text:placeholder-type="text">&lt;get_label(o,'parcels').lower()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1" office:value-type="string">
              <text:p text:style-name="MP41"><text:placeholder text:placeholder-type="text">&lt;get_label(o,'goods_description_id').lower()&gt;</text:placeholder></text:p>
            </table:table-cell>
          </table:table-row>
          <table:table-row table:style-name="TableLine94234546368272"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volume, digits=6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weight, digits=3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net_weight, digits=3)&gt;</text:placeholder></text:p>
              <text:p text:style-name="MP38"><text:placeholder text:placeholder-type="text">&lt;/if&gt;</text:placeholder></text:p>
            </table:table-cell>
            <table:table-cell table:style-name="Table6.B1" office:value-type="string">
              <text:p text:style-name="MP45"/>
            </table:table-cell>
            <table:table-cell table:style-name="Table6.A2" office:value-type="string">
              <text:p text:style-name="MP46"><text:placeholder text:placeholder-type="text">&lt;o.parcels&gt;</text:placeholder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9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9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9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49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51"><text:placeholder text:placeholder-type="text">&lt;translate(u'hour')&gt;</text:placeholder></text:p>
            </table:table-cell>
          </table:table-row>
          <table:table-row table:style-name="TableLine94234546479216">
            <table:table-cell table:style-name="Table6.A2" office:value-type="string">
              <text:p text:style-name="MP48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52"><text:placeholder text:placeholder-type="text">&lt;o.transportation_reason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53"><text:placeholder text:placeholder-type="text">&lt;o.transportation_method_id or ''&gt;</text:placeholder></text:p>
            </table:table-cell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4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5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><text:placeholder text:placeholder-type="text">&lt;translate(u"Carrier's Signature")&gt;</text:placeholder></text:p>
            </table:table-cell>
            <table:table-cell table:style-name="Table6.B1" office:value-type="string">
              <text:p text:style-name="MP58"/>
            </table:table-cell>
            <table:table-cell table:style-name="Table6.A2" office:value-type="string">
              <text:p text:style-name="MP57"><text:placeholder text:placeholder-type="text">&lt;translate(u"Driver's Signature")&gt;</text:placeholder></text:p>
            </table:table-cell>
            <table:table-cell table:style-name="Table6.B1" office:value-type="string">
              <text:p text:style-name="MP58"/>
            </table:table-cell>
            <table:table-cell table:style-name="Table6.A2" office:value-type="string">
              <text:p text:style-name="MP57"><text:placeholder text:placeholder-type="text">&lt;translate(u"Recipient's Signature"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9"><text:placeholder text:placeholder-type="text">&lt;if test="o.carrier_id"&gt;</text:placeholder></text:p>
              <text:p text:style-name="MP60"><text:placeholder text:placeholder-type="text">&lt;o.carrier_id.name or ''&gt;</text:placeholder></text:p>
              <text:p text:style-name="MP61"><text:placeholder text:placeholder-type="text">&lt;o.carrier_id.street or ''&gt;</text:placeholder><text:s/><text:placeholder text:placeholder-type="text">&lt;o.carrier_id.street2 or ''&gt;</text:placeholder></text:p>
              <text:p text:style-name="MP62"><text:span text:style-name="MT18"><text:placeholder text:placeholder-type="text">&lt;o.carrier_id.zip or ''&gt;</text:placeholder></text:span><text:span text:style-name="MT19"><text:s/></text:span><text:span text:style-name="MT18"><text:placeholder text:placeholder-type="text">&lt;o.carrier_id.city or ''&gt;</text:placeholder></text:span><text:span text:style-name="MT19"><text:s/></text:span><text:span text:style-name="MT18"><text:placeholder text:placeholder-type="text">&lt;o.carrier_id.state_id and str('('+o.carrier_id.state_id.code+')') or ''&gt;</text:placeholder></text:span></text:p>
              <text:p text:style-name="MP6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4"/>
            </table:table-cell>
            <table:table-cell table:style-name="Table6.A2" office:value-type="string">
              <text:p text:style-name="MP65"/>
            </table:table-cell>
            <table:table-cell table:style-name="Table6.B1" office:value-type="string">
              <text:p text:style-name="MP66"/>
            </table:table-cell>
            <table:table-cell table:style-name="Table6.A2" office:value-type="string">
              <text:p text:style-name="MP65"/>
            </table:table-cell>
            <table:table-cell table:style-name="Table6.B1" office:value-type="string">
              <text:p text:style-name="MP66"/>
            </table:table-cell>
            <table:table-cell table:style-name="Table6.A2" office:value-type="string">
              <text:p text:style-name="MP67"/>
            </table:table-cell>
          </table:table-row>
        </table:table>
        <text:p text:style-name="MP4"/>
        <table:table table:name="Table7" table:style-name="Table7">
          <table:table-column table:style-name="Table7.A"/>
          <table:table-row table:style-name="TableLine94234546465856"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 table:style-name="TableLine94234546485216"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volume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weight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1" office:value-type="string">
              <text:p text:style-name="MP38"><text:placeholder text:placeholder-type="text">&lt;if test="sale_weight()"&gt;</text:placeholder></text:p>
              <text:p text:style-name="MP39"><text:placeholder text:placeholder-type="text">&lt;get_label(o,'net_weight').lower(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0"/>
            </table:table-cell>
            <table:table-cell table:style-name="Table10.A1" office:value-type="string">
              <text:p text:style-name="MP41"><text:placeholder text:placeholder-type="text">&lt;get_label(o,'parcels').lower()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1" office:value-type="string">
              <text:p text:style-name="MP41"><text:placeholder text:placeholder-type="text">&lt;get_label(o,'goods_description_id').lower()&gt;</text:placeholder></text:p>
            </table:table-cell>
          </table:table-row>
          <table:table-row table:style-name="TableLine94234544391184"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volume, digits=6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weight, digits=3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3"><text:placeholder text:placeholder-type="text">&lt;if test="sale_weight()"&gt;</text:placeholder></text:p>
              <text:p text:style-name="MP44"><text:placeholder text:placeholder-type="text">&lt;formatLang(o.net_weight, digits=3)&gt;</text:placeholder></text:p>
              <text:p text:style-name="MP38"><text:placeholder text:placeholder-type="text">&lt;/if&gt;</text:placeholder></text:p>
            </table:table-cell>
            <table:table-cell table:style-name="Table10.B1" office:value-type="string">
              <text:p text:style-name="MP45"/>
            </table:table-cell>
            <table:table-cell table:style-name="Table10.A2" office:value-type="string">
              <text:p text:style-name="MP46"><text:placeholder text:placeholder-type="text">&lt;o.parcels&gt;</text:placeholder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9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9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9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49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51"><text:placeholder text:placeholder-type="text">&lt;translate(u'hour')&gt;</text:placeholder></text:p>
            </table:table-cell>
          </table:table-row>
          <table:table-row table:style-name="TableLine94234546574928">
            <table:table-cell table:style-name="Table10.A2" office:value-type="string">
              <text:p text:style-name="MP48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52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53"><text:placeholder text:placeholder-type="text">&lt;o.transportation_method_id or ''&gt;</text:placeholder></text:p>
            </table:table-cell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4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5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><text:placeholder text:placeholder-type="text">&lt;translate(u"Carrier's Signature")&gt;</text:placeholder></text:p>
            </table:table-cell>
            <table:table-cell table:style-name="Table10.B1" office:value-type="string">
              <text:p text:style-name="MP58"/>
            </table:table-cell>
            <table:table-cell table:style-name="Table10.A2" office:value-type="string">
              <text:p text:style-name="MP57"><text:placeholder text:placeholder-type="text">&lt;translate(u"Driver's Signature")&gt;</text:placeholder></text:p>
            </table:table-cell>
            <table:table-cell table:style-name="Table10.B1" office:value-type="string">
              <text:p text:style-name="MP58"/>
            </table:table-cell>
            <table:table-cell table:style-name="Table10.A2" office:value-type="string">
              <text:p text:style-name="MP57"><text:placeholder text:placeholder-type="text">&lt;translate(u"Recipient's Signature"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9"><text:placeholder text:placeholder-type="text">&lt;if test="o.carrier_id"&gt;</text:placeholder></text:p>
              <text:p text:style-name="MP60"><text:placeholder text:placeholder-type="text">&lt;o.carrier_id.name or ''&gt;</text:placeholder></text:p>
              <text:p text:style-name="MP61"><text:placeholder text:placeholder-type="text">&lt;o.carrier_id.street or ''&gt;</text:placeholder><text:s/><text:placeholder text:placeholder-type="text">&lt;o.carrier_id.street2 or ''&gt;</text:placeholder></text:p>
              <text:p text:style-name="MP62"><text:span text:style-name="MT18"><text:placeholder text:placeholder-type="text">&lt;o.carrier_id.zip or ''&gt;</text:placeholder></text:span><text:span text:style-name="MT19"><text:s/></text:span><text:span text:style-name="MT18"><text:placeholder text:placeholder-type="text">&lt;o.carrier_id.city or ''&gt;</text:placeholder></text:span><text:span text:style-name="MT19"><text:s/></text:span><text:span text:style-name="MT18"><text:placeholder text:placeholder-type="text">&lt;o.carrier_id.state_id and str('('+o.carrier_id.state_id.code+')') or ''&gt;</text:placeholder></text:span></text:p>
              <text:p text:style-name="MP6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4"/>
            </table:table-cell>
            <table:table-cell table:style-name="Table10.A2" office:value-type="string">
              <text:p text:style-name="MP65"/>
            </table:table-cell>
            <table:table-cell table:style-name="Table10.B1" office:value-type="string">
              <text:p text:style-name="MP66"/>
            </table:table-cell>
            <table:table-cell table:style-name="Table10.A2" office:value-type="string">
              <text:p text:style-name="MP65"/>
            </table:table-cell>
            <table:table-cell table:style-name="Table10.B1" office:value-type="string">
              <text:p text:style-name="MP66"/>
            </table:table-cell>
            <table:table-cell table:style-name="Table10.A2" office:value-type="string">
              <text:p text:style-name="MP67"/>
            </table:table-cell>
          </table:table-row>
        </table:table>
        <text:p text:style-name="MP4"/>
        <table:table table:name="Table11" table:style-name="Table11">
          <table:table-column table:style-name="Table11.A"/>
          <table:table-row table:style-name="TableLine94234546466128"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11-12T14:24:53</meta:creation-date>
    <dc:date>2021-06-21T17:59:13.773291217</dc:date>
    <meta:editing-duration>P6DT11H1M25S</meta:editing-duration>
    <meta:editing-cycles>822</meta:editing-cycles>
    <meta:generator>LibreOffice/7.1.4.2$Linux_X86_64 LibreOffice_project/10$Build-2</meta:generator>
    <meta:document-statistic meta:table-count="8" meta:image-count="0" meta:object-count="0" meta:page-count="1" meta:paragraph-count="168" meta:word-count="449" meta:character-count="6643" meta:non-whitespace-character-count="6355"/>
  </office:meta>
</office:document-meta>
</file>